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map style:condition="cell-content()=&quot;Patterns&quot;" style:apply-style-name="cf1" style:base-cell-address="Sheet1.B1"/>
      <style:map style:condition="cell-content()=&quot;UML&quot;" style:apply-style-name="cf10" style:base-cell-address="Sheet1.B1"/>
      <style:map style:condition="cell-content()=&quot;Misc&quot;" style:apply-style-name="Accent_20_2" style:base-cell-address="Sheet1.B1"/>
      <style:map style:condition="cell-content()=&quot;Protocols&quot;" style:apply-style-name="cf13" style:base-cell-address="Sheet1.B1"/>
      <style:map style:condition="cell-content()=&quot;Submissions&quot;" style:apply-style-name="cf15" style:base-cell-address="Sheet1.B1"/>
      <style:map style:condition="cell-content()=&quot;Problems&quot;" style:apply-style-name="cf20" style:base-cell-address="Sheet1.B1"/>
      <style:map style:condition="cell-content()=&quot;TestSys&quot;" style:apply-style-name="Accent_20_3" style:base-cell-address="Sheet1.B1"/>
      <style:map style:condition="cell-content()=&quot;Py&quot;" style:apply-style-name="cf16" style:base-cell-address="Sheet1.B1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2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table:number-columns-repeated="2"/>
        </table:table-row>
        <table:table-row table:style-name="ro1" table:number-rows-repeated="1048502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:Sheet1.C5 Sheet1.C7:Sheet1.C13 Sheet1.C20:Sheet1.C20 Sheet1.C25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6:Sheet1.C6 Sheet1.C8:Sheet1.C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4:Sheet1.C1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1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3:Sheet1.C2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</calcext:conditional-format>
          <calcext:conditional-format calcext:target-range-address="Sheet1.C17:Sheet1.C1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9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 style:data-style-name="N2" text:time-value="13:41:11.9018256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09T13:41:44.752423040</dc:date>
    <meta:editing-duration>PT16H5M50S</meta:editing-duration>
    <meta:editing-cycles>99</meta:editing-cycles>
    <meta:generator>LibreOffice/7.3.1.3$Linux_X86_64 LibreOffice_project/30$Build-3</meta:generator>
    <meta:document-statistic meta:table-count="1" meta:cell-count="298" meta:object-count="0"/>
  </office:meta>
</office:document-meta>
</file>